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in" fo:margin-left="0.7542in" table:align="left"/>
    </style:style>
    <style:style style:name="Table1.A" style:family="table-column">
      <style:table-column-properties style:column-width="5.5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fo:font-style="normal" fo:font-weight="normal" officeooo:rsid="008c926e" officeooo:paragraph-rsid="0016994c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88a3c9" officeooo:paragraph-rsid="0016994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8adad3" officeooo:paragraph-rsid="0016994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65fa3f" officeooo:paragraph-rsid="0016994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89eeff" officeooo:paragraph-rsid="0016994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8c91c6" officeooo:paragraph-rsid="0016994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style:font-name="Liberation Serif" fo:font-style="normal" fo:font-weight="normal" officeooo:rsid="008628be" officeooo:paragraph-rsid="0016994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tyle="italic" fo:font-weight="normal" officeooo:rsid="007f10d0" officeooo:paragraph-rsid="0016994c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Liberation Serif" fo:font-style="italic" fo:font-weight="normal" officeooo:rsid="007f10d0" officeooo:paragraph-rsid="0016994c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tyle="italic" fo:font-weight="normal" officeooo:rsid="007f6ec7" officeooo:paragraph-rsid="0016994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tyle="italic" fo:font-weight="normal" officeooo:rsid="007f6ec7" officeooo:paragraph-rsid="0016994c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iberation Serif" fo:font-style="italic" fo:font-weight="normal" officeooo:rsid="007f6ec7" officeooo:paragraph-rsid="0016994c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Liberation Serif" fo:font-style="italic" fo:font-weight="normal" officeooo:rsid="03886666" officeooo:paragraph-rsid="0016994c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Liberation Serif" fo:font-style="italic" fo:font-weight="normal" officeooo:rsid="008040eb" officeooo:paragraph-rsid="0016994c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Liberation Serif" fo:font-style="italic" fo:font-weight="normal" officeooo:rsid="0089eeff" officeooo:paragraph-rsid="0016994c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Liberation Serif" fo:font-style="italic" fo:font-weight="normal" officeooo:rsid="008adad3" officeooo:paragraph-rsid="0016994c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Liberation Serif" fo:font-style="italic" fo:font-weight="normal" officeooo:rsid="0081ecd3" officeooo:paragraph-rsid="0016994c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Liberation Serif" fo:font-style="italic" fo:font-weight="normal" officeooo:rsid="007c3514" officeooo:paragraph-rsid="0016994c" style:font-style-asian="italic" style:font-weight-asian="normal" style:font-style-complex="italic" style:font-weight-complex="normal"/>
    </style:style>
    <style:style style:name="P19" style:family="paragraph" style:parent-style-name="Heading_20_2">
      <style:paragraph-properties fo:text-align="center" style:justify-single-word="false"/>
      <style:text-properties officeooo:rsid="0088a3c9" officeooo:paragraph-rsid="0016994c"/>
    </style:style>
    <style:style style:name="T1" style:family="text">
      <style:text-properties officeooo:rsid="017080dc"/>
    </style:style>
    <style:style style:name="T2" style:family="text">
      <style:text-properties officeooo:rsid="03886666"/>
    </style:style>
    <style:style style:name="T3" style:family="text">
      <style:text-properties officeooo:rsid="02454406"/>
    </style:style>
    <style:style style:name="T4" style:family="text">
      <style:text-properties officeooo:rsid="0243b2d6"/>
    </style:style>
    <style:style style:name="T5" style:family="text">
      <style:text-properties officeooo:rsid="03896bfa"/>
    </style:style>
    <style:style style:name="T6" style:family="text">
      <style:text-properties officeooo:rsid="007f10d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170e754"/>
    </style:style>
    <style:style style:name="T9" style:family="text">
      <style:text-properties fo:font-variant="normal" fo:text-transform="none" fo:color="#252525" fo:font-size="13pt" fo:letter-spacing="normal" officeooo:rsid="000842ac" style:font-size-asian="13pt" style:font-size-complex="13pt"/>
    </style:style>
    <style:style style:name="T10" style:family="text">
      <style:text-properties officeooo:rsid="008040eb"/>
    </style:style>
    <style:style style:name="T11" style:family="text">
      <style:text-properties officeooo:rsid="0096beb4"/>
    </style:style>
    <style:style style:name="T12" style:family="text">
      <style:text-properties officeooo:rsid="008adad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38afbc4"/>
    </style:style>
    <style:style style:name="T15" style:family="text">
      <style:text-properties officeooo:rsid="00673bd9"/>
    </style:style>
    <style:style style:name="T16" style:family="text">
      <style:text-properties officeooo:rsid="024669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/>
      <text:p text:style-name="P7"/>
      <text:p text:style-name="P9"><text:span text:style-name="T1">(...п</text:span>ока что я лишь обозначил внешние контуры Площадки, её оболочку. </text:p>
      <text:p text:style-name="P9">Но в чём её суть?</text:p>
      <text:p text:style-name="P9">Какой смысл в этом хаотично бурлящем движении или забившей на всё неподвижности?</text:p>
      <text:p text:style-name="P9">Он существует? </text:p>
      <text:p text:style-name="P9">Безусловно.</text:p>
      <text:p text:style-name="P9">Бульонно кипящий хаос похлёбки из сумятливых ингредиентов и недвижно залёгших на дно овощей, не что иное как срез составных и состояния рода человеческого.</text:p>
      <text:p text:style-name="P9">Вопрос «а вкусно ли варево?» к делу не относится.</text:p>
      <text:p text:style-name="P9">Итак, навскидку, но без промаха, внутри Площадки легко выделить нижеследующие категории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8">а) нормальные, они же персонал, они же медбратья, они же падлы в белом <text:s text:c="65"/>и т. п., и т. д.; <text:s text:c="94"/></text:p>
            <text:p text:style-name="P8">б) «не все дома», они же «сдвиг по фазе», они же «<text:span text:style-name="T2">малость</text:span> <text:s/><text:span text:style-name="T3">тогó</text:span>» и т. п., и т. д.; <text:s text:c="104"/></text:p>
            <text:p text:style-name="P8">в) свихнутые, они же тронутые, они же чокнутые, они же шизики и т. п., и т. д.; <text:s text:c="107"/></text:p>
            <text:p text:style-name="P9">г) полудурки, они же полуцвéты, они же <text:span text:style-name="T4">с прибабахом</text:span>, <text:s/>и т. п., и т. д.;</text:p>
            <text:p text:style-name="P10">д) «<text:span text:style-name="T2">совсем тогó</text:span>», они же «безвозвратно свободные», они же</text:p>
            <text:p text:style-name="P11"><text:s/>«<text:span text:style-name="T5">невозвращенцы</text:span>» <text:span text:style-name="T6">и т. п., и т. д. <text:s text:c="66"/></text:span></text:p>
            <text:p text:style-name="P12"/>
          </table:table-cell>
        </table:table-row>
      </table:table>
      <text:p text:style-name="P9"/>
      <text:p text:style-name="P12">Для начала, нужно чётко осознать размытость и подвижность границ между вышеизложенными категориями — некоторых медбратьев от некоторых категорий отделяет лишь цвет униформы.</text:p>
      <text:p text:style-name="P12">Во-вторых (и это важно!), <text:s/>пробным камнем, позволяющим проводить разграничения, является возможность утилизации данного индивидуума в интересах текущей общественной формации, которая и создаёт Площадки.</text:p>
      <text:p text:style-name="P12">Такая формация необходимо должна быть <text:span text:style-name="T7">текущей</text:span>.</text:p>
      <text:p text:style-name="P13">Теперь по порядку.</text:p>
      <text:p text:style-name="P13">Страдающих «сдвигом по фазе» от нормальных отличает их неумение всегда и во всём быть таким же, как все. <text:span text:style-name="T5">Поэтому для всех, кто как все, они — «</text:span>малость<text:span text:style-name="T5"> <text:s/>тогó».</text:span></text:p>
      <text:p text:style-name="P12"><text:s/>Дон-Кихот, <text:span text:style-name="T5">у которого <text:s/>«не все дома»,</text:span> великолепно вписался бы в ряды нормальных в <text:span text:style-name="T7">предыдущей</text:span> формации; <text:span text:style-name="T5">там бы он был как все</text:span>.</text:p>
      <text:p text:style-name="P12"/>
      <text:p text:style-name="P14"><text:span text:style-name="T3">Чокнутые, эти непостижимые гении, </text:span><text:s/>изобретают теорию вероятности, или пишут роман «Поминки по Финнигану», а потом нормальным приходится прикидываться будто смыслят хоть малейший бельмес во всём этом. </text:p>
      <text:p text:style-name="P14">Вот почему, если ты толкаешь свои бредовые идеи не располагая соответствующим дипломом — добро пожаловать в пятое отделение.</text:p>
      <text:p text:style-name="P14">Курорт Площадки ждёт вас!</text:p>
      <text:p text:style-name="P12"/>
      <text:p text:style-name="P12">Полудурки не в состоянии доходчиво изложить логику своих действий, <text:span text:style-name="T8">о</text:span>днако, располагая опорно-двигательным аппаратом достаточным для перемещения тяжестей, а также способностью к репродукции, они являются становым хребтом любой формации. </text:p>
      <text:p text:style-name="P12">Просто их время от времени надо подрихтовывать, чтоб эти санчи пансы отирали висящую с их губ слюну и не переходили бы улицу на красный.</text:p>
      <text:p text:style-name="P14"/>
      <text:p text:style-name="P12"><text:soft-page-break/>Тарзанно ревущий «невозвращенец», достигший абсолютной свободы от условностей морали и поведения человечьей породы, запросто станет своим в семье бурых медведей, <text:span text:style-name="T2">либо в утраченном переходном звене между обезьяньим и человечьим стадом, </text:span>но <text:span text:style-name="T2">нынешним </text:span>нормальным его качества ни к чему.</text:p>
      <text:p text:style-name="P12"/>
      <text:p text:style-name="P14">Да, но <text:span text:style-name="T5">зачем</text:span> мы друг другу? </text:p>
      <text:p text:style-name="P14">На кой ляд нормальным <text:span text:style-name="T5">те, что «совсем тогó»</text:span>?</text:p>
      <text:p text:style-name="P14">Не будем забывать о подвижности категорий — до прихода к абсолюту, «<text:span text:style-name="T3">невозвращенцы»</text:span> начинали в <text:span text:style-name="T3">предыдущих</text:span> лиг<text:span text:style-name="T3">ах</text:span>.</text:p>
      <text:p text:style-name="P14">И , <text:span text:style-name="T3">кроме того, кое-кто <text:s/>из нормальных (или тех, кто кос</text:span><text:span text:style-name="T9">и́</text:span><text:span text:style-name="T3">т под них) могут питать надежду</text:span> — а вдруг <text:span text:style-name="T3">те </text:span>всплывут обратно из своих грубин?</text:p>
      <text:p text:style-name="P14"><text:tab/><text:tab/><text:tab/>Shine! Shine on!</text:p>
      <text:p text:style-name="P14"><text:tab/><text:tab/><text:tab/>You, crazy diamond!..</text:p>
      <text:p text:style-name="P14">Не бойся! Не догонят! </text:p>
      <text:p text:style-name="P14">Им не подняться до сияющих вершин твоей абсолютной свободы...</text:p>
      <text:p text:style-name="P14"/>
      <text:p text:style-name="P14">К какой категории отношусь я лично? </text:p>
      <text:p text:style-name="P15">Методом исключения лишнего, неопровержимо оказываюсь <text:span text:style-name="T6">«малость <text:s/>тогó»</text:span>.</text:p>
      <text:p text:style-name="P15">Ведь нормальный не станет ржать непонятно с чего, когда один, а телевизор не включён на «Comedy Club». <text:s/></text:p>
      <text:p text:style-name="P15">К тому же я слышу голоса в<text:span text:style-name="T10">о сне, таить не стану. </text:span></text:p>
      <text:p text:style-name="P15">Я сплю, а они мне читают — таким отстранённым тоном — куски прозы. <text:s/></text:p>
      <text:p text:style-name="P15">Неплохо сложенная <text:span text:style-name="T11">ёмкая </text:span>проза — я так не умею; смахивает на сценарии голливудовских фильмов. </text:p>
      <text:p text:style-name="P15">Голос сменяется визуальной иллюстрацией, а при смене <text:span text:style-name="T12">в сюжетной линии, он снова начинает бубнить. </text:span></text:p>
      <text:p text:style-name="P16">Мне эти голоса не нравятся — спать мешают, но как <text:span text:style-name="T8">их</text:span> отключа<text:span text:style-name="T8">ть</text:span> не знаю.</text:p>
      <text:p text:style-name="P16"/>
      <text:p text:style-name="P16">В полудурки я не прохожу из-за своей брезгливости к нечистотам; физическим и прочим. </text:p>
      <text:p text:style-name="P16">Ну, а в категорию гениев у меня IQ не хватит. Я не проверялся, но точно знаю, что не хватит.</text:p>
      <text:p text:style-name="P16"/>
      <text:p text:style-name="P17"><text:span text:style-name="T12">Конечно, по ходу жизни приходится промелькивать в любых</text:span> категориях, ведь я всего лишь капля в струях текущей формации. </text:p>
      <text:p text:style-name="P17">Порой <text:span text:style-name="T12">и </text:span>меня выносит на стрежень, а ино — <text:span text:style-name="T8">и </text:span>по перекатам <text:span text:style-name="T12">волочит</text:span>, или в затоне прохлаждаюсь.</text:p>
      <text:p text:style-name="P17">О чём, вобщем-то, и толкую в этом вот письме, к которому давно пора вернуться...<text:span text:style-name="T8">)</text:span></text:p>
      <text:p text:style-name="P18"/>
      <text:p text:style-name="P2">Всё возвращается на круги своя и через сорок пять дней я вернулся в нашу бригаду. </text:p>
      <text:p text:style-name="P2">Два месяца спустя ягодицы тоже <text:span text:style-name="T5">вернулись</text:span> в свою <text:span text:style-name="T5">нормальную </text:span>форму. </text:p>
      <text:p text:style-name="P3">Тело заплывчиво.</text:p>
      <text:p text:style-name="P2">Просто, идя по улицам Посёлка, где в пыльных колдобинах будущих луж валялись груды <text:s/>яблок-падалок, <text:span text:style-name="T3">вынесенных вёдрами из огородов, </text:span>я жалел, что как-то всё <text:span text:style-name="T3">катится</text:span> без меня.</text:p>
      <text:p text:style-name="P2"><text:tab/><text:tab/><text:tab/><text:span text:style-name="T13">Вот и лето прошло,</text:span></text:p>
      <text:p text:style-name="P2"><text:span text:style-name="T13"><text:tab/><text:tab/><text:tab/>Словно и не бывало.</text:span>..</text:p>
      <text:p text:style-name="P2"/>
      <text:p text:style-name="P2">На Декабристов 13 появился Гена, муж моей сестры Наташи.</text:p>
      <text:p text:style-name="P4">Он <text:span text:style-name="T3">представитель</text:span> зажиточной прослойки населения. </text:p>
      <text:p text:style-name="P4">Мать <text:span text:style-name="T3">его</text:span>, Наталья Савельевна, лицом и синими глазами походила на киноактрису с Мосфильма, а работала в ресторане на Вокзале, откуда каждый вечер возвращалась с сумками съестного.</text:p>
      <text:p text:style-name="P4"><text:span text:style-name="T14">О</text:span>тец, Анатолий Анатольевич, уже <text:span text:style-name="T3">вышел на пенсию</text:span>, постоянно на всех покрикивал и пил <text:soft-page-break/>свои лекарства — явный представитель руководящего звена.</text:p>
      <text:p text:style-name="P2"><text:span text:style-name="T15">У молодожёнов </text:span><text:s/>пока что не <text:span text:style-name="T15">всё ладилось</text:span> с <text:s/>родителями <text:span text:style-name="T15">мужа</text:span>, но всему своё время.</text:p>
      <text:p text:style-name="P2"/>
      <text:p text:style-name="P2">Да, свадьбу я пропустил, но нет худа без добра — Леночка съездила всё же в «Артек».</text:p>
      <text:p text:style-name="P2">Дело выгорела, вопреки пессимистическим прогнозам Слаушевского. </text:p>
      <text:p text:style-name="P2">К тому же так дёшево — я и копейки не заплатил, всё за счёт профсоюза.</text:p>
      <text:p text:style-name="P2">Повидалась ли Леночка со своей матерью, Ольгой? Ведь Феодосия тоже в Крыму. </text:p>
      <text:p text:style-name="P2">Не знаю. </text:p>
      <text:p text:style-name="P2">Я так никогда и не научился задавать самые элементарные, простые вопросы.</text:p>
      <text:p text:style-name="P5"/>
      <text:p text:style-name="P3">Молодожёны вернулись жить к родителям молодомужа и, в качестве свадебного подарка, я построил во дворе их хаты гараж и летнюю кухню под одной крышей. </text:p>
      <text:p text:style-name="P3">Крыша, конечно, не моя забота — от меня стены и проёмы. </text:p>
      <text:p text:style-name="P3">Ну, ещё там перегородки в ванной внутри хаты. </text:p>
      <text:p text:style-name="P6">Так, по мелочам.</text:p>
      <text:p text:style-name="P3"/>
      <text:p text:style-name="P6">Почту, приходившую мне на Декабристов 13, перекладывали на вторую полку этажерки, рядом с фотографией Иры.</text:p>
      <text:p text:style-name="P6">Она стояла в летнем ручье во время пионерской практики возле города Козельск, на севере Черниговской области, в чёрных спортивных штанах, закатанных выше колен и улыбалась из-под козырька косынки.</text:p>
      <text:p text:style-name="P6">Почта не менялась — раз в месяц журнал «Всесвит». </text:p>
      <text:p text:style-name="P6">Я раскрывал его и, зажмурившись, нюхал где-нибудь из середины — мне всегда нравился запах свежей типографской краски.</text:p>
      <text:p text:style-name="P6">Однако, на этот раз нюхать было нечего — там лежал конверт, который мне сразу не понравился. </text:p>
      <text:p text:style-name="P1">Его словно бы второпях вспороли кухонным ножом, а потом в испуге заклеили канцелярским клеем, положив, для верности, ещё два слоя того же клея поверх всего.</text:p>
      <text:p text:style-name="P1">Тут явно <text:span text:style-name="T3">чувствовалась</text:span> рука дилетанта; проба пера подрастающего поколения.</text:p>
      <text:p text:style-name="P1">Я вскрыл конверт сбоку, но всё равно пришлось отдирать бумажку прихваченную клеем, <text:span text:style-name="T16">пожертвовав </text:span>кусками <text:span text:style-name="T16">машинописного </text:span>текста.</text:p>
      <text:p text:style-name="P1">- Что там, Серёжа?- <text:span text:style-name="T16">с тревогой</text:span> спросила моя мать.</text:p>
      <text:p text:style-name="P1">- Тебе Леночка не сказала?</text:p>
      <text:p text:style-name="P1">- Нет.</text:p>
      <text:p text:style-name="P1">- Ну, ещё скаж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34:43.285765944</meta:creation-date>
    <dc:date>2017-03-03T12:34:47.799316390</dc:date>
    <dc:creator>sehrguey </dc:creator>
    <meta:editing-duration>PT4S</meta:editing-duration>
    <meta:editing-cycles>1</meta:editing-cycles>
    <meta:document-statistic meta:table-count="1" meta:image-count="0" meta:object-count="0" meta:page-count="3" meta:paragraph-count="80" meta:word-count="1032" meta:character-count="7101" meta:non-whitespace-character-count="5640"/>
    <meta:generator>LibreOffice/4.3.3.2$Linux_x86 LibreOffice_project/430m0$Build-2</meta:generator>
  </office:meta>
</office:document-meta>
</file>